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:texm=1" svg:font-family="'Linux Libertine G:texm=1'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854" officeooo:paragraph-rsid="00117854"/>
    </style:style>
    <style:style style:name="P2" style:family="paragraph" style:parent-style-name="Standard">
      <style:text-properties officeooo:paragraph-rsid="00117854"/>
    </style:style>
    <style:style style:name="P3" style:family="paragraph" style:parent-style-name="Standard">
      <style:text-properties officeooo:rsid="0014e8a5" officeooo:paragraph-rsid="00117854"/>
    </style:style>
    <style:style style:name="P4" style:family="paragraph" style:parent-style-name="Standard">
      <style:text-properties officeooo:rsid="0014e8a5" officeooo:paragraph-rsid="0014e8a5"/>
    </style:style>
    <style:style style:name="T1" style:family="text">
      <style:text-properties officeooo:rsid="00117854"/>
    </style:style>
  </office:automatic-styles>
  <office:body>
    <office:text>
      <text:tracked-changes>
        <text:changed-region xml:id="ct138057744" text:id="ct138057744">
          <text:deletion>
            <office:change-info>
              <dc:creator>Ismeretlen szerző</dc:creator>
              <dc:date>2018-11-22T12:02:34</dc:date>
            </office:change-info>
            <text:p text:style-name="P1">Fully removed paragraph</text:p>
            <text:p text:style-name="P1">Fully removed paragraph</text:p>
            <text:p text:style-name="P3"/>
          </text:deletion>
        </text:changed-region>
        <text:changed-region xml:id="ct156840832" text:id="ct156840832">
          <text:deletion>
            <office:change-info>
              <dc:creator>Ismeretlen szerző</dc:creator>
              <dc:date>2018-11-22T12:04:43</dc:date>
            </office:change-info>
            <text:p text:style-name="P2"><text:span text:style-name="T1">paragraph</text:span></text:p>
            <text:p text:style-name="P1">Fully removed paragraph</text:p>
            <text:p text:style-name="P2"/>
          </text:deletion>
        </text:changed-region>
        <text:changed-region xml:id="ct156060592" text:id="ct156060592">
          <text:deletion>
            <office:change-info>
              <dc:creator>Ismeretlen szerző</dc:creator>
              <dc:date>2018-11-22T12:05:08</dc:date>
            </office:change-info>
            <text:p text:style-name="P3">Fully removed paragraph</text:p>
            <text:p text:style-name="P3"><text:span text:style-name="T1">Partially removed </text:span></text:p>
          </text:deletion>
        </text:changed-region>
        <text:changed-region xml:id="ct156388160" text:id="ct156388160">
          <text:deletion>
            <office:change-info>
              <dc:creator>Ismeretlen szerző</dc:creator>
              <dc:date>2018-11-22T12:08:37</dc:date>
            </office:change-info>
            <text:p text:style-name="P1">paragraph</text:p>
            <text:p text:style-name="P1">Partially removed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change text:change-id="ct138057744"/>Paragraph</text:p>
      <text:p text:style-name="P2"><text:span text:style-name="T1">Partially removed </text:span><text:change text:change-id="ct156840832"/><text:span text:style-name="T1">Paragraph</text:span></text:p>
      <text:p text:style-name="P3"><text:change text:change-id="ct156060592"/><text:span text:style-name="T1">paragraph</text:span></text:p>
      <text:p text:style-name="P4">Paragraph</text:p>
      <text:p text:style-name="P1">Partially removed <text:change text:change-id="ct156388160"/>paragraph</text:p>
      <text:p text:style-name="P4">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:texm=1" svg:font-family="'Linux Libertine G:texm=1'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G:texm=1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:texm=1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nux Libertine G:texm=1" fo:font-family="'Linux Libertine G:texm=1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 G:texm=1" fo:font-family="'Linux Libertine G:texm=1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:texm=1" fo:font-family="'Linux Libertine G:texm=1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2:00:31.630902970</meta:creation-date>
    <dc:date>2018-11-22T12:08:47.889597499</dc:date>
    <meta:editing-duration>PT8M15S</meta:editing-duration>
    <meta:editing-cycles>3</meta:editing-cycles>
    <meta:generator>LibreOfficeDev/6.3.0.0.alpha0$Linux_X86_64 LibreOffice_project/9decbd5998dc93549ef9f0268e86f53634071600</meta:generator>
    <meta:document-statistic meta:table-count="0" meta:image-count="0" meta:object-count="0" meta:page-count="1" meta:paragraph-count="6" meta:word-count="10" meta:character-count="90" meta:non-whitespace-character-count="86"/>
  </office:meta>
</office:document-meta>
</file>